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cripts/python/tab_dialog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tn_tabs" form:control-implementation="ooo:com.sun.star.form.component.CommandButton" xml:id="control1" form:id="control1" form:label="Show Dialog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tab_dialog.py$show_tab_dialog?language=Python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Control 1" draw:style-name="gr1" draw:text-style-name="P1" svg:width="3.784cm" svg:height="0.847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34:46.050422193</meta:creation-date>
    <meta:generator>LibreOffice/7.3.2.2$Linux_X86_64 LibreOffice_project/454130fadb9a820d3728b86ccb63c8f359d70528</meta:generator>
    <dc:date>2022-05-02T08:56:50.333188455</dc:date>
    <dc:creator>Amour Spirit</dc:creator>
    <meta:editing-duration>PT5M16S</meta:editing-duration>
    <meta:editing-cycles>2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